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, Arial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82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10.5pt" fo:letter-spacing="normal" fo:font-style="normal" fo:font-weight="bold"/>
    </style:style>
    <style:style style:name="T3" style:family="text">
      <style:text-properties fo:font-variant="normal" fo:text-transform="none" fo:color="#000000" fo:letter-spacing="normal" style:font-name-asian="Helvetica" style:font-size-asian="10.5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Helvetica" style:font-size-asian="10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MU</text:span><text:span text:style-name="T3">简介</text:span><text:span text:style-name="T1"><text:line-break/><text:line-break/></text:span><text:span text:style-name="T3">　　嵌入式系统中，存储系统差别很大，可包含多种类型的存储器件，如</text:span><text:span text:style-name="T1">FLASH</text:span><text:span text:style-name="T3">，</text:span><text:span text:style-name="T1">SRAM</text:span><text:span text:style-name="T3">，</text:span><text:span text:style-name="T1">SDRAM</text:span><text:span text:style-name="T3">，</text:span><text:span text:style-name="T1">ROM</text:span><text:span text:style-name="T3">等，这些不同类型的存储器件速度和宽度等各不相同；在访问存储单元时，可能采取平板式的地址映射机制对其操作，或需要使用虚拟地址对其进行读写；系统中，需引入存储保护机制，增强系统的安全性。为适应如此复杂的存储体系要求，</text:span><text:span text:style-name="T1">ARM</text:span><text:span text:style-name="T3">处理器中引入了存储管理单元来管理存储系统。</text:span><text:span text:style-name="T1"><text:line-break/><text:line-break/></text:span><text:span text:style-name="Strong_20_Emphasis"><text:span text:style-name="T2">§1.3.1  </text:span></text:span><text:span text:style-name="Strong_20_Emphasis"><text:span text:style-name="T4">内存管理单元（</text:span></text:span><text:span text:style-name="Strong_20_Emphasis"><text:span text:style-name="T2">MMU</text:span></text:span><text:span text:style-name="Strong_20_Emphasis"><text:span text:style-name="T4">）介绍</text:span></text:span><text:span text:style-name="T1"><text:line-break/><text:line-break/></text:span><text:span text:style-name="T3">　　在</text:span><text:span text:style-name="T1">ARM</text:span><text:span text:style-name="T3">存储系统中，使用</text:span><text:span text:style-name="T1">MMU</text:span><text:span text:style-name="T3">实现虚拟地址到实际物理地址的映射。为何要实现这种映射？首先就要从一个嵌入式系统的基本构成和运行方式着手。系统上电时，处理器的程序指针从</text:span><text:span text:style-name="T1">0x0</text:span><text:span text:style-name="T3">（或者是由</text:span><text:span text:style-name="T1">0Xffff_0000</text:span><text:span text:style-name="T3">处高端启动）处启动，顺序执行程序，在程序指针（</text:span><text:span text:style-name="T1">PC</text:span><text:span text:style-name="T3">）启动地址，属于非易失性存储器空间范围，如</text:span><text:span text:style-name="T1">ROM</text:span><text:span text:style-name="T3">、</text:span><text:span text:style-name="T1">FLASH</text:span><text:span text:style-name="T3">等。然而与上百兆的嵌入式处理器相比，</text:span><text:span text:style-name="T1">FLASH</text:span><text:span text:style-name="T3">、</text:span><text:span text:style-name="T1">ROM</text:span><text:span text:style-name="T3">等存储器响应速度慢，已成为提高系统性能的一个瓶颈。而</text:span><text:span text:style-name="T1">SDRAM</text:span><text:span text:style-name="T3">具有很高的响应速度，为何不使用 </text:span><text:span text:style-name="T1">SDRAM</text:span><text:span text:style-name="T3">来执行程序呢？为了提高系统整体速度，可以这样设想，利用</text:span><text:span text:style-name="T1">FLASH</text:span><text:span text:style-name="T3">、</text:span><text:span text:style-name="T1">ROM</text:span><text:span text:style-name="T3">对系统进行配置，把真正的应用程序下载到</text:span><text:span text:style-name="T1">SDRAM</text:span><text:span text:style-name="T3">中运行，这样就可以提高系统的性能。</text:span><text:span text:style-name="T1"><text:line-break/></text:span><text:span text:style-name="T3">　　然而这种想法又遇到了另外一个问题，当</text:span><text:span text:style-name="T1">ARM</text:span><text:span text:style-name="T3">处理器响应异常事件时，程序指针将要跳转到一个确定的位置，假设发生了</text:span><text:span text:style-name="T1">IRQ</text:span><text:span text:style-name="T3">中断，</text:span><text:span text:style-name="T1">PC </text:span><text:span text:style-name="T3">将指向</text:span><text:span text:style-name="T1">0x18(</text:span><text:span text:style-name="T3">如果为高端启动，则相应指向</text:span><text:span text:style-name="T1">0vxffff_0018</text:span><text:span text:style-name="T3">处</text:span><text:span text:style-name="T1">)</text:span><text:span text:style-name="T3">，而此时</text:span><text:span text:style-name="T1">0x18</text:span><text:span text:style-name="T3">处仍为非易失性存储器所占据的位置，则程序的执行还是有一部分要在</text:span><text:span text:style-name="T1">FLASH</text:span><text:span text:style-name="T3">或者</text:span><text:span text:style-name="T1">ROM</text:span><text:span text:style-name="T3">中来执行的。那么我们可不可以使程序完全都</text:span><text:span text:style-name="T1">SDRAM</text:span><text:span text:style-name="T3">中运行那？答案是肯定的，这就引入了</text:span><text:span text:style-name="T1">MMU</text:span><text:span text:style-name="T3">，利用</text:span><text:span text:style-name="T1">MMU</text:span><text:span text:style-name="T3">，可把</text:span><text:span text:style-name="T1">SDRAM</text:span><text:span text:style-name="T3">的地址完全映射到</text:span><text:span text:style-name="T1">0x0</text:span><text:span text:style-name="T3">起始的一片连续地址空间，而把原来占据这片空间的</text:span><text:span text:style-name="T1">FLASH</text:span><text:span text:style-name="T3">或者</text:span><text:span text:style-name="T1">ROM</text:span><text:span text:style-name="T3">映射到其它不相冲突的存储空间位置。例如，</text:span><text:span text:style-name="T1">FLASH</text:span><text:span text:style-name="T3">的地址从 </text:span><text:span text:style-name="T1">0x0000_0000</text:span><text:span text:style-name="T3">－</text:span><text:span text:style-name="T1">0x00ff_ffff,</text:span><text:span text:style-name="T3">而</text:span><text:span text:style-name="T1">SDRAM</text:span><text:span text:style-name="T3">的地址范围是</text:span><text:span text:style-name="T1">0x3000_0000</text:span><text:span text:style-name="T3">－</text:span><text:span text:style-name="T1">0x31ff_ffff</text:span><text:span text:style-name="T3">，则可把</text:span><text:span text:style-name="T1">SDRAM</text:span><text:span text:style-name="T3">地址映射为</text:span><text:span text:style-name="T1">0x0000_0000</text:span><text:span text:style-name="T3">－</text:span><text:span text:style-name="T1">0x1fff_ffff</text:span><text:span text:style-name="T3">而</text:span><text:span text:style-name="T1">FLASH</text:span><text:span text:style-name="T3">的地址可以映射到</text:span><text:span text:style-name="T1">0x9000_0000</text:span><text:span text:style-name="T3">－</text:span><text:span text:style-name="T1">0x90ff_ffff</text:span><text:span text:style-name="T3">（此处地址空间为空闲，未被占用）。映射完成后，如果处理器发生异常，假设依然为</text:span><text:span text:style-name="T1">IRQ</text:span><text:span text:style-name="T3">中断，</text:span><text:span text:style-name="T1">PC</text:span><text:span text:style-name="T3">指针指向</text:span><text:span text:style-name="T1">0x18</text:span><text:span text:style-name="T3">处的地址，而这个时候</text:span><text:span text:style-name="T1">PC</text:span><text:span text:style-name="T3">实际上是从位于物理地址的 </text:span><text:span text:style-name="T1">0x3000_0018</text:span><text:span text:style-name="T3">处读取指令。通过</text:span><text:span text:style-name="T1">MMU</text:span><text:span text:style-name="T3">的映射，则可实现程序完全运行在</text:span><text:span text:style-name="T1">SDRAM</text:span><text:span text:style-name="T3">之中。（对于部分处理器，如</text:span><text:span text:style-name="T1">SEP4020</text:span><text:span text:style-name="T3">，通过</text:span><text:span text:style-name="T1">Remap</text:span><text:span text:style-name="T3">同样可以实现类似功能，而不一定要通过</text:span><text:span text:style-name="T1">MMU</text:span><text:span text:style-name="T3">，见二楼说明）</text:span><text:span text:style-name="T1"><text:line-break/></text:span><text:span text:style-name="T3">　　在实际的应用中，可能会把两片不连续的物理地址空间分配给</text:span><text:span text:style-name="T1">SDRAM</text:span><text:span text:style-name="T3">。而在操作系统中，习惯于把</text:span><text:span text:style-name="T1">SDRAM</text:span><text:span text:style-name="T3">的空间连续起来，方便内存管理，且应用程序申请大块的内存时，操作系统内核也可方便地分配。通过</text:span><text:span text:style-name="T1">MMU</text:span><text:span text:style-name="T3">可实现不连续的物理地址空间映射为连续的虚拟地址空间。操作系统内核或者一些比较关键的代码，一般是不希望被用户应用程序所访问的。通过</text:span><text:span text:style-name="T1">MMU</text:span><text:span text:style-name="T3">可以控制地址空间的访问权限，从而保护这些代码不被破坏。</text:span><text:span text:style-name="T1"><text:line-break/></text:span><text:span text:style-name="T3">　　</text:span><text:span text:style-name="T1">MMU </text:span><text:span text:style-name="T3">的实现过程，实际上就是一个查表映射的过程。建立页表（</text:span><text:span text:style-name="T1">translate table</text:span><text:span text:style-name="T3">）是实现</text:span><text:span text:style-name="T1">MMU</text:span><text:span text:style-name="T3">功能不可缺少的一步。页表是位于系统的内存中，页表的每一项对应于一个虚拟地址到物理地址的映射。每一项的长度即是一个字的长度（在</text:span><text:span text:style-name="T1">ARM</text:span><text:span text:style-name="T3">中，一个字的长度被定义为</text:span><text:span text:style-name="T1">4</text:span><text:span text:style-name="T3">字节）。页表项除完成虚拟地址到物理地址的映射功能之外，还定义了访问权限和缓冲特性等。</text:span><text:span text:style-name="T1"><text:line-break/></text:span><text:span text:style-name="T3">　　</text:span><text:span text:style-name="T1">MMU</text:span><text:span text:style-name="T3">的映射分为两种，一级页表的变换和二级页表变换。两者的不同之处就是所实现的变换地址空间大小不同。一级页表变换支持</text:span><text:span text:style-name="T1">1M</text:span><text:span text:style-name="T3">大小的存储空间的映射，而二级可以支持</text:span><text:span text:style-name="T1">64KB</text:span><text:span text:style-name="T3">、</text:span><text:span text:style-name="T1">4KB</text:span><text:span text:style-name="T3">和</text:span><text:span text:style-name="T1">1KB</text:span><text:span text:style-name="T3">大小地址空间的映射。要实现从虚拟地址到物理地址的映射，必然会遇到一个问题，如何找到这个页表。对于表的查找，要知道这个表的基地址和偏移地址，在具有</text:span><text:span text:style-name="T1">MMU</text:span><text:span text:style-name="T3">功能的处理器中，集成了一个被称为</text:span><text:span text:style-name="T1">CP15</text:span><text:span text:style-name="T3">的协处理器，该协处理器的</text:span><text:span text:style-name="T1">C2</text:span><text:span text:style-name="T3">寄存器中用于保存页表的基地址的映射。</text:span><text:span text:style-name="T1"><text:line-break/></text:span><text:soft-page-break/><text:span text:style-name="T1"><text:line-break/></text:span><text:span text:style-name="T3">　　对于实际编程工作而言，主要是确定如何编写页表中的内容并如何确定页表项地址。现举例如下：假设物理地址为</text:span><text:span text:style-name="T1">0x36B0_0000~0x36Bf_ffff</text:span><text:span text:style-name="T3">（</text:span><text:span text:style-name="T1">1M</text:span><text:span text:style-name="T3">空间）的一块连续空间需映射为</text:span><text:span text:style-name="T1">0x0100_0000~0x010f_ffff</text:span><text:span text:style-name="T3">的一块连续空间：</text:span><text:span text:style-name="T1"><text:line-break/></text:span><text:span text:style-name="T3">　　</text:span><text:span text:style-name="T1">1</text:span><text:span text:style-name="T3">．确定页表项中的内容：把物理地址的基地址作为页表项的高</text:span><text:span text:style-name="T1">12</text:span><text:span text:style-name="T3">位（</text:span><text:span text:style-name="T1">31bit</text:span><text:span text:style-name="T3">～</text:span><text:span text:style-name="T1">21bit</text:span><text:span text:style-name="T3">），填写访问属性。假设可以读写，可以读缓存、写缓冲，这样该页表项内容为</text:span><text:span text:style-name="T1">0x36B0_0C00E</text:span><text:span text:style-name="T3">；</text:span><text:span text:style-name="T1"><text:line-break/></text:span><text:span text:style-name="T3">　　</text:span><text:span text:style-name="T1">2</text:span><text:span text:style-name="T3">．确定页表基地址，填写页表基地址到</text:span><text:span text:style-name="T1">CP15</text:span><text:span text:style-name="T3">寄存器的</text:span><text:span text:style-name="T1">C2</text:span><text:span text:style-name="T3">中。页表的基地址要为</text:span><text:span text:style-name="T1">64KB</text:span><text:span text:style-name="T3">对齐；</text:span><text:span text:style-name="T1"><text:line-break/></text:span><text:span text:style-name="T3">　　</text:span><text:span text:style-name="T1">3</text:span><text:span text:style-name="T3">．计算出偏移地址，把内容填写到页表项地址中。页表项地址</text:span><text:span text:style-name="T1">=</text:span><text:span text:style-name="T3">页表基地址</text:span><text:span text:style-name="T1">+</text:span><text:span text:style-name="T3">（物理地址基地址</text:span><text:span text:style-name="T1">&gt;&gt;18</text:span><text:span text:style-name="T3">）</text:span><text:span text:style-name="T1">,</text:span><text:span text:style-name="T3">如页表基地址为</text:span><text:span text:style-name="T1">0xA100_0000,</text:span><text:span text:style-name="T3">那么，页表项地址</text:span><text:span text:style-name="T1">=0xA100_0DAC</text:span><text:span text:style-name="T3">；（</text:span><text:span text:style-name="T1">LZ</text:span><text:span text:style-name="T3">注：此处疑有误，参见二楼说明）</text:span><text:span text:style-name="T1"><text:line-break/></text:span><text:span text:style-name="T3">　　</text:span><text:span text:style-name="T1">4</text:span><text:span text:style-name="T3">．将页表项数值写到对应的页表项地址中。上例中，需要向地址</text:span><text:span text:style-name="T1">0xA100_0DAC</text:span><text:span text:style-name="T3">中写入</text:span><text:span text:style-name="T1">0x36B0_0C00E</text:span><text:span text:style-name="T3">。</text:span><text:span text:style-name="T1"><text:line-break/><text:line-break/><text:line-break/></text:span><text:span text:style-name="Strong_20_Emphasis"><text:span text:style-name="T2">ARM920T</text:span></text:span><text:span text:style-name="Strong_20_Emphasis"><text:span text:style-name="T4">的</text:span></text:span><text:span text:style-name="Strong_20_Emphasis"><text:span text:style-name="T2">MMU</text:span></text:span><text:span text:style-name="Strong_20_Emphasis"><text:span text:style-name="T4">与</text:span></text:span><text:span text:style-name="Strong_20_Emphasis"><text:span text:style-name="T2">Cache</text:span></text:span><text:span text:style-name="T1"><text:line-break/><text:line-break/></text:span><text:span text:style-name="T3">　　</text:span><text:span text:style-name="T1">Cache </text:span><text:span text:style-name="T3">是高性能</text:span><text:span text:style-name="T1">CPU</text:span><text:span text:style-name="T3">解决总线访问速度瓶颈的方法，然而它的使用却是需要权衡的，因为缓存本身的动作，如块拷贝和替换等，也是很消耗</text:span><text:span text:style-name="T1">CPU</text:span><text:span text:style-name="T3">时间的。</text:span><text:span text:style-name="T1">MMU</text:span><text:span text:style-name="T3">的重要性勿庸置疑，</text:span><text:span text:style-name="T1">ARM920T</text:span><text:span text:style-name="T3">（和</text:span><text:span text:style-name="T1">ARM720T</text:span><text:span text:style-name="T3">）集成了</text:span><text:span text:style-name="T1">MMU</text:span><text:span text:style-name="T3">是其最大的卖点；有了</text:span><text:span text:style-name="T1">MMU</text:span><text:span text:style-name="T3">，高级的操作系统（虚拟地址空间，平面地址，进程保护等）才得以实现。二者都挺复杂，并且在</text:span><text:span text:style-name="T1">920T</text:span><text:span text:style-name="T3">中又高度耦合，相互配合操作，所以需要结合起来研究。同时，二者的操作对象都是内存，内存的使用是使用 </text:span><text:span text:style-name="T1">MMU/Cache</text:span><text:span text:style-name="T3">的关键。另外，</text:span><text:span text:style-name="T1">MMU</text:span><text:span text:style-name="T3">和</text:span><text:span text:style-name="T1">Cache</text:span><text:span text:style-name="T3">的控制寄存器不占用地址空间，</text:span><text:span text:style-name="T1">CP15</text:span><text:span text:style-name="T3">是操纵</text:span><text:span text:style-name="T1">MMU/Cache</text:span><text:span text:style-name="T3">的唯一途径。</text:span><text:span text:style-name="T1"><text:line-break/><text:line-break/>Cache/Write Buffer</text:span><text:span text:style-name="T3">的功能</text:span><text:span text:style-name="T1"><text:line-break/><text:line-break/></text:span><text:span text:style-name="T3">　　</text:span><text:span text:style-name="T1">Cache </text:span><text:span text:style-name="T3">通过预测</text:span><text:span text:style-name="T1">CPU</text:span><text:span text:style-name="T3">即将要访问的内存地址（一般都是顺序的），预先读取大块内存供</text:span><text:span text:style-name="T1">CPU</text:span><text:span text:style-name="T3">访问，来减少后续的内存总线上的读写操作，以提高速度。然而，如果程序中长跳转的次数很多，</text:span><text:span text:style-name="T1">Cache</text:span><text:span text:style-name="T3">的命中率就会显著降低，随之而来，大量的替换操作发生，于是，过多的内存操作反而降低了程序的性能。</text:span><text:span text:style-name="T1"><text:line-break/><text:line-break/></text:span><text:span text:style-name="T3">　　</text:span><text:span text:style-name="T1">ARM920T</text:span><text:span text:style-name="T3">内部采用哈佛结构，将内部指令总线和数据总线分开，分别连接到</text:span><text:span text:style-name="T1">ICache</text:span><text:span text:style-name="T3">和</text:span><text:span text:style-name="T1">DCache</text:span><text:span text:style-name="T3">，再通过</text:span><text:span text:style-name="T1">AMBA</text:span><text:span text:style-name="T3">总线接口连接到</text:span><text:span text:style-name="T1">ASB</text:span><text:span text:style-name="T3">总线上去访问内存。</text:span><text:span text:style-name="T1">Cache</text:span><text:span text:style-name="T3">由</text:span><text:span text:style-name="T1">Line</text:span><text:span text:style-name="T3">组成，</text:span><text:span text:style-name="T1">Line</text:span><text:span text:style-name="T3">是</text:span><text:span text:style-name="T1">Cache</text:span><text:span text:style-name="T3">进行块读取和替换的单位。</text:span><text:span text:style-name="T1"><text:line-break/><text:line-break/></text:span><text:span text:style-name="T3">　　</text:span><text:span text:style-name="T1">Writer Buffer</text:span><text:span text:style-name="T3">是和</text:span><text:span text:style-name="T1">DCache</text:span><text:span text:style-name="T3">相逆过程的一块硬件，目的也是通过减少</text:span><text:span text:style-name="T1">memory bus</text:span><text:span text:style-name="T3">的访问来提高性能。</text:span><text:span text:style-name="T1"><text:line-break/><text:line-break/></text:span><text:span text:style-name="Strong_20_Emphasis"><text:span text:style-name="T2">MMU</text:span></text:span><text:span text:style-name="Strong_20_Emphasis"><text:span text:style-name="T4">的功能</text:span></text:span><text:span text:style-name="T1"><text:line-break/><text:line-break/></text:span><text:span text:style-name="T3">　　在内存中维护一张或几张表，就看你怎么给内存划分</text:span><text:span text:style-name="T1">page</text:span><text:span text:style-name="T3">和</text:span><text:span text:style-name="T1">section</text:span><text:span text:style-name="T3">了。通过</text:span><text:span text:style-name="T1">CP15</text:span><text:span text:style-name="T3">指定好转换表的位置，</text:span><text:span text:style-name="T1">920T</text:span><text:span text:style-name="T3">的硬件会自动将转换表的一部分读到 </text:span><text:span text:style-name="T1">TLB</text:span><text:span text:style-name="T3">中。</text:span><text:span text:style-name="T1">CPU</text:span><text:span text:style-name="T3">每次进行内存读写时，发出虚拟地址，参照</text:span><text:span text:style-name="T1">TLB</text:span><text:span text:style-name="T3">中的转换表转换到物理地址，并读取相应</text:span><text:span text:style-name="T1">entry</text:span><text:span text:style-name="T3">中的信息，以决定是否可以有权限读写和缓存。</text:span><text:span text:style-name="T1">mmugen</text:span><text:span text:style-name="T3">这个工具就是帮你构造这个表的，省的自己写程序了。</text:span><text:span text:style-name="T1"><text:line-break/><text:line-break/></text:span><text:soft-page-break/><text:span text:style-name="T3">　　操作</text:span><text:span text:style-name="T1">MMU</text:span><text:span text:style-name="T3">，实际上就是如何分配和使用你的内存，并记录在</text:span><text:span text:style-name="T1">translationtable</text:span><text:span text:style-name="T3">里。</text:span><text:span text:style-name="T1"><text:line-break/><text:line-break/></text:span><text:span text:style-name="T3">　　</text:span><text:span text:style-name="T1">ARM920T</text:span><text:span text:style-name="T3">中，</text:span><text:span text:style-name="T1">MMU</text:span><text:span text:style-name="T3">的每条</text:span><text:span text:style-name="T1">entry</text:span><text:span text:style-name="T3">包括</text:span><text:span text:style-name="T1">Cachable</text:span><text:span text:style-name="T3">和</text:span><text:span text:style-name="T1">Buffable</text:span><text:span text:style-name="T3">位来指定相应的内存是否可以用</text:span><text:span text:style-name="T1">Cache</text:span><text:span text:style-name="T3">缓存。此处就是</text:span><text:span text:style-name="T1">MMU</text:span><text:span text:style-name="T3">与</text:span><text:span text:style-name="T1">Cache</text:span><text:span text:style-name="T3">的交互作用处。</text:span><text:span text:style-name="T1"><text:line-break/><text:line-break/><text:line-break/></text:span><text:span text:style-name="T3">　　实际上，</text:span><text:span text:style-name="T1">MMU</text:span><text:span text:style-name="T3">和</text:span><text:span text:style-name="T1">Cache</text:span><text:span text:style-name="T3">的使用是操作系统设计者根据系统软硬件配置而考虑的事情。操作系统针对分配给应用程序的地址空间作内存保护和缓存优化。在没有操作系统的情况下，就需要我们自己来掌控它们了。其中，主要是合理分配内存。</text:span><text:span text:style-name="T1"><text:line-break/><text:line-break/></text:span><text:span text:style-name="T3">　　我认为，以下几点需要着重考虑：</text:span><text:span text:style-name="T1"><text:line-break/><text:line-break/></text:span><text:span text:style-name="T3">　　</text:span><text:span text:style-name="T1">1) </text:span><text:span text:style-name="T3">安全第一！ </text:span><text:span text:style-name="T1">-- </text:span><text:span text:style-name="T3">避免</text:span><text:span text:style-name="T1">MMU</text:span><text:span text:style-name="T3">和</text:span><text:span text:style-name="T1">Cache</text:span><text:span text:style-name="T3">的副作用。</text:span><text:span text:style-name="T1"><text:line-break/><text:line-break/></text:span><text:span text:style-name="T3">　　当你在无</text:span><text:span text:style-name="T1">OS</text:span><text:span text:style-name="T3">的裸机上开发程序时，初始化运行环境的代码很重要，比如：各种模式堆栈指针的初始化；将代码和</text:span><text:span text:style-name="T1">RW data</text:span><text:span text:style-name="T3">从</text:span><text:span text:style-name="T1">ROM</text:span><text:span text:style-name="T3">拷贝到</text:span><text:span text:style-name="T1">RAM</text:span><text:span text:style-name="T3">；初始化</text:span><text:span text:style-name="T1">.bss</text:span><text:span text:style-name="T3">段（</text:span><text:span text:style-name="T1">zero initialized</text:span><text:span text:style-name="T3">）空间等。此时会有大量的内存操作，如果你</text:span><text:span text:style-name="T1">enable</text:span><text:span text:style-name="T3">了</text:span><text:span text:style-name="T1">Cache</text:span><text:span text:style-name="T3">，那么在拷贝完代码之后，一定要 </text:span><text:span text:style-name="T1">invalidate ICache</text:span><text:span text:style-name="T3">和</text:span><text:span text:style-name="T1">flush DCache</text:span><text:span text:style-name="T3">。否则将会出现缓存中的代码或数据与内存中的不一致，程序跑飞。</text:span><text:span text:style-name="T1"><text:line-break/><text:line-break/></text:span><text:span text:style-name="T3">　　另外，有时候我们需要自己作</text:span><text:span text:style-name="T1">loader</text:span><text:span text:style-name="T3">来直接运行</text:span><text:span text:style-name="T1">ELF</text:span><text:span text:style-name="T3">文件，情况也是一样，拷贝完代码后一定要刷新</text:span><text:span text:style-name="T1">Cache</text:span><text:span text:style-name="T3">，以免不测。</text:span><text:span text:style-name="T1"><text:line-break/><text:line-break/></text:span><text:span text:style-name="T3">　　还有，对硬件的操作要小心。很多寄存器值都是被硬件改变的，读写时，要保证确实访问到它的地址。首先，在</text:span><text:span text:style-name="T1">C</text:span><text:span text:style-name="T3">语言代码中声明为</text:span><text:span text:style-name="T1">volatile</text:span><text:span text:style-name="T3">变量，以防止内存读写被编译器优化掉；另外，设置好</text:span><text:span text:style-name="T1">TLB</text:span><text:span text:style-name="T3">，使得寄存器映射的地址空间不被缓存。</text:span><text:span text:style-name="T1"><text:line-break/><text:line-break/></text:span><text:span text:style-name="T3">　　总之，缓存和内存中代码的不一致，是一定要避免的。</text:span><text:span text:style-name="T1"><text:line-break/><text:line-break/></text:span><text:span text:style-name="T3">　　</text:span><text:span text:style-name="T1">2) </text:span><text:span text:style-name="T3">弄巧成拙！ </text:span><text:span text:style-name="T1">-- </text:span><text:span text:style-name="T3">只对频繁访问的地址空间进行</text:span><text:span text:style-name="T1">Cache</text:span><text:span text:style-name="T3">优化。</text:span><text:span text:style-name="T1"><text:line-break/><text:line-break/></text:span><text:span text:style-name="T3">　　我们很清楚自己的程序中，那里有大量的运算，哪里有无数的循环或递归，而这正是</text:span><text:span text:style-name="T1">Cache</text:span><text:span text:style-name="T3">的用武之地，我们将这些空间进行缓存将大大提高运行速度。但是，很多函数或子程序往往仅仅运行很少几次，若是对它们也缓存，只会捡了芝麻丢了西瓜，造成不必要的缓存和替换操作，反而增加了系统负担，降低了整体性能。</text:span><text:span text:style-name="T1"><text:line-break/><text:line-break/></text:span><text:span text:style-name="T3">　　</text:span><text:span text:style-name="T1">3) </text:span><text:span text:style-name="T3">断点哪儿去了？ </text:span><text:span text:style-name="T1">-- </text:span><text:span text:style-name="T3">如何调试“加速”了的代码？</text:span><text:span text:style-name="T1"><text:line-break/><text:line-break/></text:span><text:span text:style-name="T3">　　据我所知，一般，</text:span><text:span text:style-name="T1">debugger</text:span><text:span text:style-name="T3">都是通过扫描地址总线，在断点处暂停</text:span><text:span text:style-name="T1">CPU</text:span><text:span text:style-name="T3">。</text:span><text:span text:style-name="T1">ARM9TDMI</text:span><text:span text:style-name="T3">中集成的</text:span><text:span text:style-name="T1">JTAG</text:span><text:span text:style-name="T3">调试口，也是这样。</text:span><text:span text:style-name="T1"><text:line-break/><text:line-break/></text:span><text:span text:style-name="T3">　　当我们调试使用</text:span><text:span text:style-name="T1">Cache</text:span><text:span text:style-name="T3">的代码时，将会出现问题。比如：</text:span><text:span text:style-name="T1">CPU</text:span><text:span text:style-name="T3">访问某断点所在地址之前的地址时，发</text:span><text:soft-page-break/><text:span text:style-name="T3">生缓存操作，断点处代码被提前读入</text:span><text:span text:style-name="T1">Cache</text:span><text:span text:style-name="T3">，此时地址总线上出现了断点地址，</text:span><text:span text:style-name="T1">CPU</text:span><text:span text:style-name="T3">被</text:span><text:span text:style-name="T1">debugger</text:span><text:span text:style-name="T3">暂停，并且断点之后的指令也被</text:span><text:span text:style-name="T1">Cache</text:span><text:span text:style-name="T3">缓存。于是，当你从断点处</text:span><text:span text:style-name="T1">step</text:span><text:span text:style-name="T3">时，程序却停不了了，因为地址总线上不再出现断点之后的下一个地址了。</text:span><text:span text:style-name="T1"><text:line-break/></text:span><text:span text:style-name="T3">　　再举个例子：</text:span><text:span text:style-name="T1"><text:line-break/></text:span><text:span text:style-name="T3">　　</text:span><text:span text:style-name="T1">int i,a;<text:line-break/></text:span><text:span text:style-name="T3">　　</text:span><text:span text:style-name="T1">for (i=0; i&lt;100; i++) {<text:line-break/></text:span><text:span text:style-name="T3">　　</text:span><text:span text:style-name="T1">-&gt; a++; /* set breakpoints */<text:line-break/></text:span><text:span text:style-name="T3">　　</text:span><text:span text:style-name="T1">}<text:line-break/></text:span><text:span text:style-name="T3">　　当地址总线上第一次出现断点地址时，</text:span><text:span text:style-name="T1">CPU</text:span><text:span text:style-name="T3">暂停；之后，就再也不会停了。因为，之后</text:span><text:span text:style-name="T1">CPU</text:span><text:span text:style-name="T3">会从</text:span><text:span text:style-name="T1">cache</text:span><text:span text:style-name="T3">中直接去代码了。</text:span><text:span text:style-name="T1">(</text:span><text:span text:style-name="T3">当然，后来，</text:span><text:span text:style-name="T1">Cache</text:span><text:span text:style-name="T3">的代码有可能会被替换掉，断点又可到达。</text:span><text:span text:style-name="T1">) </text:span><text:span text:style-name="T3">所幸的是，我用的</text:span><text:span text:style-name="T1">debugger</text:span><text:span text:style-name="T3">提供</text:span><text:span text:style-name="T1">JTAG Monitor</text:span><text:span text:style-name="T3">，允许断点跟踪使用</text:span><text:span text:style-name="T1">cache</text:span><text:span text:style-name="T3">的程序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, Arial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6-27T14:44:17</meta:creation-date>
    <meta:document-statistic meta:table-count="0" meta:image-count="0" meta:object-count="0" meta:page-count="4" meta:paragraph-count="1" meta:word-count="1867" meta:character-count="4363"/>
    <dc:date>2011-06-27T14:44:53</dc:date>
    <dc:creator>azhe </dc:creator>
    <meta:editing-duration>PT00H00M36S</meta:editing-duration>
    <meta:editing-cycles>1</meta:editing-cycles>
    <meta:generator>OpenOffice.org/3.2$Unix OpenOffice.org_project/320m19$Build-9505</meta:generator>
  </office:meta>
</office:document-meta>
</file>